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0B000037AC000016D657024EA9AAE32F9B.svm" manifest:media-type="image/x-svm"/>
  <manifest:file-entry manifest:full-path="Pictures/100002000000021B000000DD21FF76CA5C4F9A1C.png" manifest:media-type="image/png"/>
  <manifest:file-entry manifest:full-path="Pictures/10000201000006760000017E3026876D9CE885E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18cm" fo:min-width="119.4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529cm" fo:min-width="117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71.11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0.600006103516pt" style:font-size-asian="140.600006103516pt" style:font-size-complex="140.600006103516pt"/>
    </style:style>
    <style:style style:name="T2" style:family="text">
      <style:text-properties fo:font-size="88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9.92cm" svg:height="9.43cm" svg:x="1cm" svg:y="81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04cm" svg:height="8.861cm" svg:x="97.305cm" svg:y="81.563cm">
          <draw:image xlink:href="Pictures/2000000B000037AC000016D657024EA9AAE32F9B.svm" xlink:type="simple" xlink:show="embed" xlink:actuate="onLoad" loext:mime-type="image/x-svm">
            <text:p/>
          </draw:image>
          <draw:image xlink:href="Pictures/100002000000021B000000DD21FF76CA5C4F9A1C.png" xlink:type="simple" xlink:show="embed" xlink:actuate="onLoad" loext:mime-type="image/png"/>
        </draw:frame>
        <draw:custom-shape draw:style-name="gr3" draw:text-style-name="P1" draw:layer="layout" svg:width="117.983cm" svg:height="9.779cm" svg:x="1.397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3.552cm" svg:height="7.747cm" svg:x="3.778cm" svg:y="2.54cm">
          <draw:image xlink:href="Pictures/10000201000006760000017E3026876D9CE885ED.png" xlink:type="simple" xlink:show="embed" xlink:actuate="onLoad" loext:mime-type="image/png">
            <text:p/>
          </draw:image>
        </draw:frame>
        <draw:frame draw:style-name="gr4" draw:text-style-name="P3" draw:layer="layout" svg:width="58.54cm" svg:height="6.636cm" svg:x="53.728cm" svg:y="2.635cm">
          <draw:text-box>
            <text:p><text:span text:style-name="T1">UAV Visual Landing Aid</text:span></text:p>
          </draw:text-box>
        </draw:frame>
        <draw:frame draw:style-name="gr5" draw:text-style-name="P3" draw:layer="layout" svg:width="71.618cm" svg:height="3.718cm" svg:x="3.058cm" svg:y="84.709cm">
          <draw:text-box>
            <text:p><text:span text:style-name="T2">Department of Electrical and Computer Enginee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weight="bold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4cm" fo:margin-bottom="2.54cm" fo:margin-left="2.54cm" fo:margin-right="2.54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5:32:28.973000000</meta:creation-date>
    <dc:date>2019-05-08T07:07:49.222000000</dc:date>
    <meta:editing-duration>PT14H52M15S</meta:editing-duration>
    <meta:editing-cycles>2</meta:editing-cycles>
    <meta:generator>LibreOffice/6.1.2.1$Windows_X86_64 LibreOffice_project/65905a128db06ba48db947242809d14d3f9a93fe</meta:generator>
    <meta:document-statistic meta:object-count="6"/>
  </office:meta>
</office:document-meta>
</file>